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none" draw:fill-color="#ffff00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12cm"/>
    </style:style>
    <style:style style:name="gr6" style:family="graphic" style:parent-style-name="objectwithoutfill">
      <style:graphic-properties svg:stroke-width="0.07cm" svg:stroke-color="#008000" draw:marker-start-width="0.44cm" draw:marker-end-width="0.44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7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33cc66" draw:opacity="50%" draw:textarea-vertical-align="middle" draw:shadow-opacity="50%"/>
    </style:style>
    <style:style style:name="gr10" style:family="graphic" style:parent-style-name="standard">
      <style:graphic-properties draw:fill-color="#3deb3d" draw:opacity="50%" draw:textarea-vertical-align="middle" draw:shadow-opacity="50%"/>
    </style:style>
    <style:style style:name="gr11" style:family="graphic" style:parent-style-name="standard">
      <style:graphic-properties draw:fill-color="#23ff23" draw:opacity="50%" draw:textarea-vertical-align="middle" draw:shadow-opacity="50%"/>
    </style:style>
    <style:style style:name="gr12" style:family="graphic" style:parent-style-name="standard">
      <style:graphic-properties draw:fill-color="#0047ff" draw:opacity="50%" draw:textarea-vertical-align="middle" draw:shadow-opacity="50%"/>
    </style:style>
    <style:style style:name="gr13" style:family="graphic" style:parent-style-name="standard">
      <style:graphic-properties draw:fill-color="#0099ff" draw:opacity="50%" draw:textarea-vertical-align="middle" draw:shadow-opacity="50%"/>
    </style:style>
    <style:style style:name="gr14" style:family="graphic" style:parent-style-name="standard">
      <style:graphic-properties draw:fill-color="#99ccff" draw:opacity="50%" draw:textarea-vertical-align="middle" draw:shadow-opacity="50%"/>
    </style:style>
    <style:style style:name="gr15" style:family="graphic" style:parent-style-name="standard">
      <style:graphic-properties draw:fill-color="#00b8ff" draw:opacity="50%" draw:textarea-vertical-align="middle" draw:shadow-opacity="50%"/>
    </style:style>
    <style:style style:name="gr16" style:family="graphic" style:parent-style-name="standard">
      <style:graphic-properties draw:fill-color="#008000" draw:opacity="50%" draw:textarea-vertical-align="middle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72cm"/>
    </style:style>
    <style:style style:name="gr19" style:family="graphic" style:parent-style-name="objectwithoutfill">
      <style:graphic-properties svg:stroke-width="0.1cm" draw:marker-start-width="0.535cm" draw:marker-end-width="0.5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-color="#23ff23" draw:opacity="20%" draw:textarea-vertical-align="middle" draw:shadow-opacity="20%"/>
    </style:style>
    <style:style style:name="gr21" style:family="graphic" style:parent-style-name="standard">
      <style:graphic-properties draw:fill-color="#33cc66" draw:opacity="20%" draw:textarea-vertical-align="middle" draw:shadow-opacity="20%"/>
    </style:style>
    <style:style style:name="gr22" style:family="graphic" style:parent-style-name="standard">
      <style:graphic-properties draw:fill-color="#94bd5e" draw:opacity="20%" draw:textarea-vertical-align="middle" draw:shadow-opacity="20%"/>
    </style:style>
    <style:style style:name="gr23" style:family="graphic" style:parent-style-name="standard">
      <style:graphic-properties draw:fill-color="#0000ff" draw:opacity="50%" draw:textarea-vertical-align="middle" draw:shadow-opacity="50%"/>
    </style:style>
    <style:style style:name="gr24" style:family="graphic" style:parent-style-name="standard">
      <style:graphic-properties draw:fill-color="#00ff00" draw:opacity="50%" draw:textarea-vertical-align="middle" draw:shadow-opacity="50%"/>
    </style:style>
    <style:style style:name="gr25" style:family="graphic" style:parent-style-name="standard">
      <style:graphic-properties draw:fill-color="#99ccff" draw:opacity="20%" draw:textarea-vertical-align="middle" draw:shadow-opacity="20%"/>
    </style:style>
    <style:style style:name="gr26" style:family="graphic" style:parent-style-name="standard">
      <style:graphic-properties draw:fill-color="#0047ff" draw:opacity="20%" draw:textarea-vertical-align="middle" draw:shadow-opacity="20%"/>
    </style:style>
    <style:style style:name="gr27" style:family="graphic" style:parent-style-name="standard">
      <style:graphic-properties draw:fill-color="#0099ff" draw:opacity="20%" draw:textarea-vertical-align="middle" draw:shadow-opacity="20%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Arial" style:font-style-name="Standard" style:font-family-generic="swiss" fo:font-size="24pt" style:font-family-asian="Arial" style:font-style-name-asian="Standard" style:font-family-generic-asian="swiss" style:font-size-asian="24pt" style:font-family-complex="Arial" style:font-style-name-complex="Standard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cm" svg:height="10cm" svg:x="5cm" svg:y="3cm">
          <text:p/>
        </draw:rect>
        <draw:line draw:style-name="gr2" draw:text-style-name="P1" draw:layer="layout" svg:x1="5cm" svg:y1="3cm" svg:x2="15cm" svg:y2="13cm">
          <text:p/>
        </draw:line>
        <draw:line draw:style-name="gr2" draw:text-style-name="P1" draw:layer="layout" svg:x1="15cm" svg:y1="3cm" svg:x2="5cm" svg:y2="13cm">
          <text:p/>
        </draw:line>
        <draw:line draw:style-name="gr2" draw:text-style-name="P1" draw:layer="layout" svg:x1="10cm" svg:y1="3cm" svg:x2="10cm" svg:y2="13cm">
          <text:p/>
        </draw:line>
        <draw:line draw:style-name="gr2" draw:text-style-name="P1" draw:layer="layout" svg:x1="5cm" svg:y1="8cm" svg:x2="15cm" svg:y2="8cm">
          <text:p/>
        </draw:line>
        <draw:frame draw:style-name="gr3" draw:text-style-name="P2" draw:layer="layout" svg:width="1.467cm" svg:height="1.195cm" svg:x="15.2cm" svg:y="7.4cm">
          <draw:text-box>
            <text:p><text:span text:style-name="T1">h+</text:span></text:p>
          </draw:text-box>
        </draw:frame>
        <draw:frame draw:style-name="gr3" draw:text-style-name="P2" draw:layer="layout" svg:width="1.421cm" svg:height="1.195cm" svg:x="9.5cm" svg:y="2.001cm">
          <draw:text-box>
            <text:p><text:span text:style-name="T1">v+</text:span></text:p>
          </draw:text-box>
        </draw:frame>
        <draw:frame draw:style-name="gr3" draw:text-style-name="P2" draw:layer="layout" svg:width="1.256cm" svg:height="1.195cm" svg:x="3.844cm" svg:y="7.4cm">
          <draw:text-box>
            <text:p><text:span text:style-name="T1">h-</text:span></text:p>
          </draw:text-box>
        </draw:frame>
        <draw:frame draw:style-name="gr3" draw:text-style-name="P2" draw:layer="layout" svg:width="1.209cm" svg:height="1.195cm" svg:x="9.5cm" svg:y="12.902cm">
          <draw:text-box>
            <text:p><text:span text:style-name="T1">v-</text:span></text:p>
          </draw:text-box>
        </draw:frame>
        <draw:frame draw:style-name="gr4" draw:text-style-name="P2" draw:layer="layout" svg:width="1.467cm" svg:height="1.195cm" svg:x="14.9cm" svg:y="2.001cm">
          <draw:text-box>
            <text:p><text:span text:style-name="T1">d+</text:span></text:p>
          </draw:text-box>
        </draw:frame>
        <draw:frame draw:style-name="gr4" draw:text-style-name="P2" draw:layer="layout" svg:width="1.442cm" svg:height="1.195cm" svg:x="3.7cm" svg:y="2.002cm">
          <draw:text-box>
            <text:p><text:span text:style-name="T1">t+</text:span></text:p>
          </draw:text-box>
        </draw:frame>
        <draw:frame draw:style-name="gr4" draw:text-style-name="P2" draw:layer="layout" svg:width="1.442cm" svg:height="1.195cm" svg:x="3.7cm" svg:y="12.903cm">
          <draw:text-box>
            <text:p><text:span text:style-name="T1">d-</text:span></text:p>
          </draw:text-box>
        </draw:frame>
        <draw:frame draw:style-name="gr5" draw:text-style-name="P2" draw:layer="layout" svg:width="1.912cm" svg:height="1.195cm" svg:x="14.6cm" svg:y="12.904cm">
          <draw:text-box>
            <text:p><text:span text:style-name="T1">t-</text:span></text:p>
          </draw:text-box>
        </draw:frame>
        <draw:polygon draw:style-name="gr6" draw:text-style-name="P1" draw:layer="layout" svg:width="1.799cm" svg:height="5.899cm" svg:x="9.1cm" svg:y="3cm" svg:viewBox="0 0 1800 5900" draw:points="0,0 0,5400 500,5900 1300,5900 1800,5400 1800,0">
          <text:p/>
        </draw:polygon>
        <draw:frame draw:style-name="gr7" draw:text-style-name="P3" draw:layer="layout" svg:width="1.277cm" svg:height="1.195cm" svg:x="13.523cm" svg:y="5.905cm">
          <draw:text-box>
            <text:p><text:span text:style-name="T2">S1</text:span></text:p>
          </draw:text-box>
        </draw:frame>
        <draw:polyline draw:style-name="gr8" draw:text-style-name="P1" draw:layer="layout" svg:width="4.099cm" svg:height="0.699cm" svg:x="9.6cm" svg:y="6.4cm" svg:viewBox="0 0 4100 700" draw:points="0,700 0,0 4100,0">
          <text:p/>
        </draw:polyline>
        <draw:rect draw:style-name="gr1" draw:text-style-name="P1" draw:layer="layout" svg:width="10cm" svg:height="10cm" svg:x="5cm" svg:y="16.8cm">
          <text:p/>
        </draw:rect>
        <draw:line draw:style-name="gr2" draw:text-style-name="P1" draw:layer="layout" svg:x1="5cm" svg:y1="16.8cm" svg:x2="15cm" svg:y2="26.8cm">
          <text:p/>
        </draw:line>
        <draw:line draw:style-name="gr2" draw:text-style-name="P1" draw:layer="layout" svg:x1="15cm" svg:y1="16.8cm" svg:x2="5cm" svg:y2="26.8cm">
          <text:p/>
        </draw:line>
        <draw:line draw:style-name="gr2" draw:text-style-name="P1" draw:layer="layout" svg:x1="10cm" svg:y1="16.8cm" svg:x2="10cm" svg:y2="26.8cm">
          <text:p/>
        </draw:line>
        <draw:line draw:style-name="gr2" draw:text-style-name="P1" draw:layer="layout" svg:x1="5cm" svg:y1="21.8cm" svg:x2="15cm" svg:y2="21.8cm">
          <text:p/>
        </draw:line>
        <draw:frame draw:style-name="gr3" draw:text-style-name="P2" draw:layer="layout" svg:width="0.972cm" svg:height="1.195cm" svg:x="15.1cm" svg:y="21.2cm">
          <draw:text-box>
            <text:p><text:span text:style-name="T1">1</text:span></text:p>
          </draw:text-box>
        </draw:frame>
        <draw:frame draw:style-name="gr3" draw:text-style-name="P2" draw:layer="layout" svg:width="0.972cm" svg:height="1.195cm" svg:x="9.5cm" svg:y="15.701cm">
          <draw:text-box>
            <text:p><text:span text:style-name="T1">2</text:span></text:p>
          </draw:text-box>
        </draw:frame>
        <draw:frame draw:style-name="gr3" draw:text-style-name="P2" draw:layer="layout" svg:width="0.972cm" svg:height="1.195cm" svg:x="4cm" svg:y="21.201cm">
          <draw:text-box>
            <text:p><text:span text:style-name="T1">4</text:span></text:p>
          </draw:text-box>
        </draw:frame>
        <draw:rect draw:style-name="gr9" draw:text-style-name="P1" draw:layer="layout" svg:width="1.8cm" svg:height="5cm" svg:x="9.1cm" svg:y="16.8cm">
          <text:p/>
        </draw:rect>
        <draw:rect draw:style-name="gr10" draw:text-style-name="P1" draw:layer="layout" svg:width="5cm" svg:height="1.8cm" svg:x="5cm" svg:y="20.9cm">
          <text:p/>
        </draw:rect>
        <draw:rect draw:style-name="gr11" draw:text-style-name="P1" draw:layer="layout" svg:width="1.8cm" svg:height="5cm" svg:x="9.1cm" svg:y="21.8cm">
          <text:p/>
        </draw:rect>
        <draw:frame draw:style-name="gr3" draw:text-style-name="P2" draw:layer="layout" svg:width="0.972cm" svg:height="1.195cm" svg:x="9.5cm" svg:y="26.702cm">
          <draw:text-box>
            <text:p><text:span text:style-name="T1">8</text:span></text:p>
          </draw:text-box>
        </draw:frame>
        <draw:g>
          <draw:polygon draw:style-name="gr12" draw:text-style-name="P1" draw:layer="layout" svg:width="5.649cm" svg:height="5.649cm" svg:x="9.35cm" svg:y="16.8cm" svg:viewBox="0 0 5650 5650" draw:points="5650,0 4353,0 0,4344 1309,5650 5650,1299">
            <text:p/>
          </draw:polygon>
          <draw:polygon draw:style-name="gr13" draw:text-style-name="P1" draw:layer="layout" svg:width="5.649cm" svg:height="5.649cm" svg:x="5cm" svg:y="16.8cm" svg:viewBox="0 0 5650 5650" draw:points="0,0 0,1297 4344,5650 5650,4341 1299,0">
            <text:p/>
          </draw:polygon>
        </draw:g>
        <draw:frame draw:style-name="gr4" draw:text-style-name="P2" draw:layer="layout" svg:width="1.442cm" svg:height="1.195cm" svg:x="14.7cm" svg:y="15.701cm">
          <draw:text-box>
            <text:p><text:span text:style-name="T1">16</text:span></text:p>
          </draw:text-box>
        </draw:frame>
        <draw:frame draw:style-name="gr4" draw:text-style-name="P2" draw:layer="layout" svg:width="1.442cm" svg:height="1.195cm" svg:x="4cm" svg:y="15.702cm">
          <draw:text-box>
            <text:p><text:span text:style-name="T1">32</text:span></text:p>
          </draw:text-box>
        </draw:frame>
        <draw:polygon draw:style-name="gr14" draw:text-style-name="P1" draw:layer="layout" svg:width="5.649cm" svg:height="5.649cm" svg:x="9.35cm" svg:y="21.15cm" svg:viewBox="0 0 5650 5650" draw:points="5650,5650 4353,5650 0,1306 1309,0 5650,4351">
          <text:p/>
        </draw:polygon>
        <draw:polygon draw:style-name="gr15" draw:text-style-name="P1" draw:layer="layout" svg:width="5.649cm" svg:height="5.649cm" svg:x="5cm" svg:y="21.15cm" svg:viewBox="0 0 5650 5650" draw:points="0,5650 0,4353 4344,0 5650,1309 1299,5650">
          <text:p/>
        </draw:polygon>
        <draw:rect draw:style-name="gr16" draw:text-style-name="P1" draw:layer="layout" svg:width="5cm" svg:height="1.8cm" svg:x="10cm" svg:y="20.9cm">
          <text:p/>
        </draw:rect>
        <draw:frame draw:style-name="gr4" draw:text-style-name="P2" draw:layer="layout" svg:width="1.442cm" svg:height="1.195cm" svg:x="4cm" svg:y="26.703cm">
          <draw:text-box>
            <text:p><text:span text:style-name="T1">64</text:span></text:p>
          </draw:text-box>
        </draw:frame>
        <draw:frame draw:style-name="gr5" draw:text-style-name="P2" draw:layer="layout" svg:width="1.912cm" svg:height="1.195cm" svg:x="14.2cm" svg:y="26.704cm">
          <draw:text-box>
            <text:p><text:span text:style-name="T1">128</text:span></text:p>
          </draw:text-box>
        </draw:frame>
        <draw:frame draw:style-name="gr17" draw:text-style-name="P2" draw:layer="layout" svg:width="2.568cm" svg:height="1.195cm" svg:x="12.332cm" svg:y="17.6cm">
          <draw:text-box>
            <text:p><text:span text:style-name="T1">fx </text:span><text:span text:style-name="T3">≥</text:span><text:span text:style-name="T1"> 0</text:span></text:p>
          </draw:text-box>
        </draw:frame>
        <draw:frame draw:style-name="gr18" draw:text-style-name="P2" draw:layer="layout" svg:width="2.572cm" svg:height="1.195cm" svg:x="5.132cm" svg:y="17.601cm">
          <draw:text-box>
            <text:p><text:span text:style-name="T1">fy </text:span><text:span text:style-name="T3">≤</text:span><text:span text:style-name="T1"> 0</text:span></text:p>
          </draw:text-box>
        </draw:frame>
        <draw:frame draw:style-name="gr17" draw:text-style-name="P2" draw:layer="layout" svg:width="2.568cm" svg:height="1.195cm" svg:x="5.132cm" svg:y="24.902cm">
          <draw:text-box>
            <text:p><text:span text:style-name="T1">fx </text:span><text:span text:style-name="T3">≤</text:span><text:span text:style-name="T1"> 0</text:span></text:p>
          </draw:text-box>
        </draw:frame>
        <draw:frame draw:style-name="gr18" draw:text-style-name="P2" draw:layer="layout" svg:width="2.572cm" svg:height="1.195cm" svg:x="12.332cm" svg:y="24.901cm">
          <draw:text-box>
            <text:p><text:span text:style-name="T1">fy </text:span><text:span text:style-name="T3">≥</text:span><text:span text:style-name="T1"> 0</text:span></text:p>
          </draw:text-box>
        </draw:frame>
        <draw:polygon draw:style-name="gr6" draw:text-style-name="P1" draw:layer="layout" svg:width="1.799cm" svg:height="5.899cm" svg:x="9.1cm" svg:y="16.8cm" svg:viewBox="0 0 1800 5900" draw:points="0,0 0,5400 500,5900 1400,5900 1800,5400 1800,0">
          <text:p/>
        </draw:polygon>
        <draw:polygon draw:style-name="gr19" draw:text-style-name="P1" draw:layer="layout" svg:width="5.899cm" svg:height="1.799cm" svg:x="9.1cm" svg:y="20.9cm" svg:viewBox="0 0 5900 1800" draw:points="500,0 0,500 0,1300 500,1800 5900,1800 5900,0">
          <text:p/>
        </draw:polygon>
        <draw:frame draw:style-name="gr7" draw:text-style-name="P3" draw:layer="layout" svg:width="1.277cm" svg:height="1.195cm" svg:x="13.523cm" svg:y="19.705cm">
          <draw:text-box>
            <text:p><text:span text:style-name="T2">S1</text:span></text:p>
          </draw:text-box>
        </draw:frame>
        <draw:polyline draw:style-name="gr8" draw:text-style-name="P1" draw:layer="layout" svg:width="4.099cm" svg:height="0.699cm" svg:x="9.6cm" svg:y="20.2cm" svg:viewBox="0 0 4100 700" draw:points="0,700 0,0 4100,0">
          <text:p/>
        </draw:polyline>
        <draw:polygon draw:style-name="gr20" draw:text-style-name="P1" draw:layer="layout" svg:width="1.799cm" svg:height="5.899cm" svg:x="9.1cm" svg:y="3cm" svg:viewBox="0 0 1800 5900" draw:points="0,0 0,5400 500,5900 1300,5900 1800,5400 1800,0">
          <text:p/>
        </draw:polygon>
        <draw:polygon draw:style-name="gr21" draw:text-style-name="P1" draw:layer="layout" svg:width="5.899cm" svg:height="1.799cm" svg:x="5cm" svg:y="7.1cm" svg:viewBox="0 0 5900 1800" draw:points="0,0 5400,0 5900,500 5900,1300 5400,1800 0,1800">
          <text:p/>
        </draw:polygon>
        <draw:polygon draw:style-name="gr22" draw:text-style-name="P1" draw:layer="layout" svg:width="1.799cm" svg:height="5.899cm" svg:x="9.1cm" svg:y="7.1cm" svg:viewBox="0 0 1800 5900" draw:points="0,5900 0,500 500,0 1300,0 1800,500 1800,5900">
          <text:p/>
        </draw:polygon>
        <draw:polygon draw:style-name="gr23" draw:text-style-name="P1" draw:layer="layout" svg:width="6.562cm" svg:height="6.556cm" svg:x="9.081cm" svg:y="2.362cm" svg:viewBox="0 0 6563 6557" draw:points="5287,0 0,5284 0,5991 566,6557 1273,6557 6563,1278">
          <text:p/>
        </draw:polygon>
        <draw:polygon draw:style-name="gr24" draw:text-style-name="P1" draw:layer="layout" svg:width="5.899cm" svg:height="1.799cm" svg:x="9.1cm" svg:y="7.1cm" svg:viewBox="0 0 5900 1800" draw:points="5900,0 500,0 0,500 0,1300 500,1800 5900,1800">
          <text:p/>
        </draw:polygon>
        <draw:polygon draw:style-name="gr19" draw:text-style-name="P1" draw:layer="layout" svg:width="5.899cm" svg:height="1.799cm" svg:x="9.1cm" svg:y="7.1cm" svg:viewBox="0 0 5900 1800" draw:points="500,0 0,500 0,1300 500,1800 5900,1800 5900,0">
          <text:p/>
        </draw:polygon>
        <draw:polygon draw:style-name="gr25" draw:text-style-name="P1" draw:layer="layout" svg:width="6.562cm" svg:height="6.556cm" svg:x="4.381cm" svg:y="2.363cm" svg:viewBox="0 0 6563 6557" draw:points="1276,0 6563,5284 6563,5991 5997,6557 5290,6557 0,1278">
          <text:p/>
        </draw:polygon>
        <draw:polygon draw:style-name="gr26" draw:text-style-name="P1" draw:layer="layout" svg:width="6.562cm" svg:height="6.556cm" svg:x="9.08cm" svg:y="7.063cm" svg:viewBox="0 0 6563 6557" draw:points="5287,6557 0,1273 0,566 566,0 1273,0 6563,5279">
          <text:p/>
        </draw:polygon>
        <draw:polygon draw:style-name="gr27" draw:text-style-name="P1" draw:layer="layout" svg:width="6.562cm" svg:height="6.556cm" svg:x="4.38cm" svg:y="7.062cm" svg:viewBox="0 0 6563 6557" draw:points="1276,6557 6563,1273 6563,566 5997,0 5290,0 0,527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3-02-12T20:36:38.67</dc:date>
    <dc:creator>Karl Hartinger</dc:creator>
    <meta:editing-duration>P1DT4H34M7S</meta:editing-duration>
    <meta:editing-cycles>28</meta:editing-cycles>
    <meta:generator>OpenOffice/4.1.13$Win32 OpenOffice.org_project/4113m1$Build-9810</meta:generator>
    <meta:document-statistic meta:object-count="55"/>
  </office:meta>
</office:document-meta>
</file>